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3060" officeooo:paragraph-rsid="001c3060"/>
    </style:style>
    <style:style style:name="P2" style:family="paragraph" style:parent-style-name="Standard">
      <style:paragraph-properties fo:text-align="start" style:justify-single-word="false"/>
      <style:text-properties officeooo:rsid="001c3060" officeooo:paragraph-rsid="001c3060"/>
    </style:style>
    <style:style style:name="P3" style:family="paragraph" style:parent-style-name="Standard">
      <style:paragraph-properties fo:text-align="start" style:justify-single-word="false"/>
      <style:text-properties officeooo:rsid="001ca011" officeooo:paragraph-rsid="001ca011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ca011" officeooo:paragraph-rsid="001ca01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ca011" officeooo:paragraph-rsid="001cab7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cf6e4" officeooo:paragraph-rsid="001cf6e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e182e" officeooo:paragraph-rsid="001e182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e47dc" officeooo:paragraph-rsid="001e47d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ea5e9" officeooo:paragraph-rsid="001ea5e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ea5e9" officeooo:paragraph-rsid="001f65c9"/>
    </style:style>
    <style:style style:name="P11" style:family="paragraph" style:parent-style-name="Standard">
      <style:paragraph-properties fo:text-align="start" style:justify-single-word="false" fo:break-before="page"/>
      <style:text-properties style:text-underline-style="none" officeooo:rsid="001ca011" officeooo:paragraph-rsid="001ca011"/>
    </style:style>
    <style:style style:name="P12" style:family="paragraph" style:parent-style-name="Standard">
      <style:paragraph-properties fo:text-align="start" style:justify-single-word="false" fo:break-before="page"/>
      <style:text-properties style:text-underline-style="none" officeooo:rsid="001cf6e4" officeooo:paragraph-rsid="001cf6e4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 officeooo:rsid="001e47dc" officeooo:paragraph-rsid="001e47dc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officeooo:rsid="001ea5e9" officeooo:paragraph-rsid="001f65c9"/>
    </style:style>
    <style:style style:name="P15" style:family="paragraph" style:parent-style-name="Header">
      <style:text-properties fo:font-variant="small-caps" officeooo:rsid="000f0ce1" officeooo:paragraph-rsid="002309be" style:font-size-asian="10.5pt"/>
    </style:style>
    <style:style style:name="P16" style:family="paragraph" style:parent-style-name="Standard">
      <style:text-properties style:text-position="0% 100%" officeooo:rsid="001c3060" officeooo:paragraph-rsid="001c3060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ca011" officeooo:paragraph-rsid="001c3060"/>
    </style:style>
    <style:style style:name="P18" style:family="paragraph" style:parent-style-name="Standard">
      <style:paragraph-properties fo:text-align="start" style:justify-single-word="false"/>
      <style:text-properties style:text-position="0% 100%" style:text-underline-style="none" officeooo:rsid="001ca011" officeooo:paragraph-rsid="001ca011"/>
    </style:style>
    <style:style style:name="P19" style:family="paragraph" style:parent-style-name="Standard">
      <style:paragraph-properties fo:text-align="start" style:justify-single-word="false"/>
      <style:text-properties style:text-position="0% 100%" style:text-underline-style="none" officeooo:rsid="001cab7e" officeooo:paragraph-rsid="001cab7e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none" officeooo:rsid="001cf6e4" officeooo:paragraph-rsid="001cf6e4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officeooo:rsid="001e182e" officeooo:paragraph-rsid="001cf6e4"/>
    </style:style>
    <style:style style:name="P22" style:family="paragraph" style:parent-style-name="Standard">
      <style:paragraph-properties fo:text-align="start" style:justify-single-word="false"/>
      <style:text-properties style:text-position="0% 100%" style:text-underline-style="none" officeooo:rsid="001e182e" officeooo:paragraph-rsid="001e182e"/>
    </style:style>
    <style:style style:name="P23" style:family="paragraph" style:parent-style-name="Standard">
      <style:paragraph-properties fo:text-align="start" style:justify-single-word="false"/>
      <style:text-properties style:text-position="0% 100%" style:text-underline-style="none" officeooo:rsid="001e47dc" officeooo:paragraph-rsid="001e182e"/>
    </style:style>
    <style:style style:name="P24" style:family="paragraph" style:parent-style-name="Standard">
      <style:paragraph-properties fo:text-align="start" style:justify-single-word="false"/>
      <style:text-properties style:text-position="0% 100%" style:text-underline-style="none" officeooo:rsid="001e47dc" officeooo:paragraph-rsid="001e47dc"/>
    </style:style>
    <style:style style:name="P25" style:family="paragraph" style:parent-style-name="Standard">
      <style:paragraph-properties fo:text-align="start" style:justify-single-word="false"/>
      <style:text-properties style:text-position="0% 100%" style:text-underline-style="none" officeooo:rsid="001ea5e9" officeooo:paragraph-rsid="001ea5e9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1ea5e9" officeooo:paragraph-rsid="001ea5e9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1f65c9" officeooo:paragraph-rsid="001f65c9"/>
    </style:style>
    <style:style style:name="P28" style:family="paragraph" style:parent-style-name="Standard">
      <style:paragraph-properties fo:text-align="end" style:justify-single-word="false" fo:break-before="page"/>
      <style:text-properties style:text-position="0% 100%" officeooo:rsid="001c3060" officeooo:paragraph-rsid="001c3060"/>
    </style:style>
    <style:style style:name="P29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1cab7e" officeooo:paragraph-rsid="001cab7e"/>
    </style:style>
    <style:style style:name="P30" style:family="paragraph" style:parent-style-name="Standard">
      <style:paragraph-properties fo:text-align="end" style:justify-single-word="false" fo:break-before="page"/>
      <style:text-properties style:text-position="0% 100%" style:text-underline-style="none" officeooo:rsid="001e182e" officeooo:paragraph-rsid="001e182e"/>
    </style:style>
    <style:style style:name="P31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style:text-underline-style="none" officeooo:rsid="001ea5e9" officeooo:paragraph-rsid="001ea5e9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210a1d"/>
    </style:style>
    <style:style style:name="T4" style:family="text">
      <style:text-properties fo:text-transform="lowercase" officeooo:rsid="001ff038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ea5e9"/>
    </style:style>
    <style:style style:name="T7" style:family="text">
      <style:text-properties style:text-position="super 58%" officeooo:rsid="002309be"/>
    </style:style>
    <style:style style:name="T8" style:family="text">
      <style:text-properties style:text-position="super 58%" officeooo:rsid="0026446e"/>
    </style:style>
    <style:style style:name="T9" style:family="text">
      <style:text-properties style:text-position="super 58%" officeooo:rsid="003a9e39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ca011"/>
    </style:style>
    <style:style style:name="T12" style:family="text">
      <style:text-properties style:text-position="0% 100%" style:text-underline-style="solid" style:text-underline-width="auto" style:text-underline-color="font-color"/>
    </style:style>
    <style:style style:name="T13" style:family="text">
      <style:text-properties style:text-position="0% 100%" style:text-underline-style="solid" style:text-underline-width="auto" style:text-underline-color="font-color" officeooo:rsid="002d8018"/>
    </style:style>
    <style:style style:name="T14" style:family="text">
      <style:text-properties style:text-position="0% 100%" officeooo:rsid="001cab7e"/>
    </style:style>
    <style:style style:name="T15" style:family="text">
      <style:text-properties style:text-position="0% 100%" officeooo:rsid="001e182e"/>
    </style:style>
    <style:style style:name="T16" style:family="text">
      <style:text-properties style:text-position="0% 100%" officeooo:rsid="001e47dc"/>
    </style:style>
    <style:style style:name="T17" style:family="text">
      <style:text-properties style:text-position="0% 100%" officeooo:rsid="002309be"/>
    </style:style>
    <style:style style:name="T18" style:family="text">
      <style:text-properties style:text-position="0% 100%" officeooo:rsid="00242219"/>
    </style:style>
    <style:style style:name="T19" style:family="text">
      <style:text-properties style:text-position="0% 100%" officeooo:rsid="0024a7d5"/>
    </style:style>
    <style:style style:name="T20" style:family="text">
      <style:text-properties style:text-position="0% 100%" officeooo:rsid="0026446e"/>
    </style:style>
    <style:style style:name="T21" style:family="text">
      <style:text-properties style:text-position="0% 100%" officeooo:rsid="0027f170"/>
    </style:style>
    <style:style style:name="T22" style:family="text">
      <style:text-properties style:text-position="0% 100%" officeooo:rsid="0029666a"/>
    </style:style>
    <style:style style:name="T23" style:family="text">
      <style:text-properties style:text-position="0% 100%" officeooo:rsid="002a1394"/>
    </style:style>
    <style:style style:name="T24" style:family="text">
      <style:text-properties style:text-position="0% 100%" officeooo:rsid="002beb3c"/>
    </style:style>
    <style:style style:name="T25" style:family="text">
      <style:text-properties style:text-position="0% 100%" officeooo:rsid="002d8018"/>
    </style:style>
    <style:style style:name="T26" style:family="text">
      <style:text-properties style:text-position="0% 100%" officeooo:rsid="00312d28"/>
    </style:style>
    <style:style style:name="T27" style:family="text">
      <style:text-properties style:text-position="0% 100%" officeooo:rsid="00349a0d"/>
    </style:style>
    <style:style style:name="T28" style:family="text">
      <style:text-properties style:text-position="0% 100%" officeooo:rsid="003756c0"/>
    </style:style>
    <style:style style:name="T29" style:family="text">
      <style:text-properties style:text-position="0% 100%" officeooo:rsid="0038e3ee"/>
    </style:style>
    <style:style style:name="T30" style:family="text">
      <style:text-properties style:text-position="0% 100%" officeooo:rsid="003a9e39"/>
    </style:style>
    <style:style style:name="T31" style:family="text">
      <style:text-properties style:text-position="0% 100%" officeooo:rsid="003b57b1"/>
    </style:style>
    <style:style style:name="T32" style:family="text">
      <style:text-properties style:text-position="0% 100%" officeooo:rsid="003d109d"/>
    </style:style>
    <style:style style:name="T33" style:family="text">
      <style:text-properties style:text-position="0% 100%" officeooo:rsid="003e8a69"/>
    </style:style>
    <style:style style:name="T34" style:family="text">
      <style:text-properties style:text-position="0% 100%" officeooo:rsid="00485202"/>
    </style:style>
    <style:style style:name="T35" style:family="text">
      <style:text-properties style:text-position="0% 100%" officeooo:rsid="004b193b"/>
    </style:style>
    <style:style style:name="T36" style:family="text">
      <style:text-properties style:text-position="0% 100%" officeooo:rsid="004b79d1"/>
    </style:style>
    <style:style style:name="T37" style:family="text">
      <style:text-properties style:text-position="0% 100%" officeooo:rsid="004c4454"/>
    </style:style>
    <style:style style:name="T38" style:family="text">
      <style:text-properties style:text-position="0% 100%" officeooo:rsid="004d98a3"/>
    </style:style>
    <style:style style:name="T39" style:family="text">
      <style:text-properties style:text-position="sub 58%"/>
    </style:style>
    <style:style style:name="T40" style:family="text">
      <style:text-properties style:text-line-through-style="solid" style:text-line-through-type="single" style:text-position="0% 100%"/>
    </style:style>
    <style:style style:name="T41" style:family="text">
      <style:text-properties style:text-line-through-style="none" style:text-line-through-type="none" style:text-position="0% 100%"/>
    </style:style>
    <style:style style:name="T42" style:family="text">
      <style:text-properties style:text-line-through-style="none" style:text-line-through-type="none" style:text-position="0% 100%" style:text-underline-style="solid" style:text-underline-width="auto" style:text-underline-color="font-color"/>
    </style:style>
    <style:style style:name="T43" style:family="text">
      <style:text-properties style:text-line-through-style="none" style:text-line-through-type="none" style:text-position="0% 100%" officeooo:rsid="001f65c9"/>
    </style:style>
    <style:style style:name="T44" style:family="text">
      <style:text-properties style:text-line-through-style="none" style:text-line-through-type="none" style:text-position="0% 100%" officeooo:rsid="003e8a69"/>
    </style:style>
    <style:style style:name="T45" style:family="text">
      <style:text-properties style:text-line-through-style="none" style:text-line-through-type="none" style:text-position="0% 100%" officeooo:rsid="0040e11b"/>
    </style:style>
    <style:style style:name="T46" style:family="text">
      <style:text-properties style:text-line-through-style="none" style:text-line-through-type="none" style:text-position="0% 100%" officeooo:rsid="0042d81b"/>
    </style:style>
    <style:style style:name="T47" style:family="text">
      <style:text-properties style:text-line-through-style="none" style:text-line-through-type="none" style:text-position="0% 100%" officeooo:rsid="00433145"/>
    </style:style>
    <style:style style:name="T48" style:family="text">
      <style:text-properties style:text-line-through-style="none" style:text-line-through-type="none" style:text-position="0% 100%" officeooo:rsid="004450e5"/>
    </style:style>
    <style:style style:name="T49" style:family="text">
      <style:text-properties style:text-line-through-style="none" style:text-line-through-type="none" style:text-position="0% 100%" officeooo:rsid="0045f813"/>
    </style:style>
    <style:style style:name="T50" style:family="text">
      <style:text-properties style:text-line-through-style="none" style:text-line-through-type="none" style:text-position="0% 100%" officeooo:rsid="004d98a3"/>
    </style:style>
    <style:style style:name="T51" style:family="text">
      <style:text-properties style:text-line-through-style="none" style:text-line-through-type="none" style:text-position="super 58%" officeooo:rsid="001f65c9"/>
    </style:style>
    <style:style style:name="T52" style:family="text">
      <style:text-properties style:text-line-through-style="none" style:text-line-through-type="none" style:text-position="sub 58%" officeooo:rsid="001f65c9"/>
    </style:style>
    <style:style style:name="T53" style:family="text">
      <style:text-properties fo:color="#3333ff"/>
    </style:style>
    <style:style style:name="T54" style:family="text">
      <style:text-properties fo:color="#3333ff" style:text-position="0% 100%"/>
    </style:style>
    <style:style style:name="T55" style:family="text">
      <style:text-properties fo:color="#3333ff" style:text-position="0% 100%" officeooo:rsid="002309be"/>
    </style:style>
    <style:style style:name="T56" style:family="text">
      <style:text-properties fo:color="#3333ff" style:text-position="0% 100%" officeooo:rsid="00242219"/>
    </style:style>
    <style:style style:name="T57" style:family="text">
      <style:text-properties fo:color="#3333ff" style:text-position="0% 100%" officeooo:rsid="0024a7d5"/>
    </style:style>
    <style:style style:name="T58" style:family="text">
      <style:text-properties fo:color="#3333ff" style:text-position="0% 100%" officeooo:rsid="001ca011"/>
    </style:style>
    <style:style style:name="T59" style:family="text">
      <style:text-properties fo:color="#3333ff" style:text-position="0% 100%" officeooo:rsid="0026be38"/>
    </style:style>
    <style:style style:name="T60" style:family="text">
      <style:text-properties fo:color="#3333ff" style:text-position="0% 100%" officeooo:rsid="0027f170"/>
    </style:style>
    <style:style style:name="T61" style:family="text">
      <style:text-properties fo:color="#3333ff" style:text-position="0% 100%" officeooo:rsid="0029666a"/>
    </style:style>
    <style:style style:name="T62" style:family="text">
      <style:text-properties fo:color="#3333ff" style:text-position="0% 100%" officeooo:rsid="001cab7e"/>
    </style:style>
    <style:style style:name="T63" style:family="text">
      <style:text-properties fo:color="#3333ff" style:text-position="0% 100%" officeooo:rsid="002beb3c"/>
    </style:style>
    <style:style style:name="T64" style:family="text">
      <style:text-properties fo:color="#3333ff" style:text-position="0% 100%" officeooo:rsid="002d8018"/>
    </style:style>
    <style:style style:name="T65" style:family="text">
      <style:text-properties fo:color="#3333ff" style:text-position="0% 100%" officeooo:rsid="00332c37"/>
    </style:style>
    <style:style style:name="T66" style:family="text">
      <style:text-properties fo:color="#3333ff" style:text-position="0% 100%" officeooo:rsid="001e47dc"/>
    </style:style>
    <style:style style:name="T67" style:family="text">
      <style:text-properties fo:color="#3333ff" style:text-position="0% 100%" officeooo:rsid="00349a0d"/>
    </style:style>
    <style:style style:name="T68" style:family="text">
      <style:text-properties fo:color="#3333ff" style:text-position="0% 100%" officeooo:rsid="0038e3ee"/>
    </style:style>
    <style:style style:name="T69" style:family="text">
      <style:text-properties fo:color="#3333ff" style:text-position="super 58%"/>
    </style:style>
    <style:style style:name="T70" style:family="text">
      <style:text-properties fo:color="#3333ff" style:text-position="super 58%" officeooo:rsid="001e47dc"/>
    </style:style>
    <style:style style:name="T71" style:family="text">
      <style:text-properties fo:color="#3333ff" officeooo:rsid="002a1394"/>
    </style:style>
    <style:style style:name="T72" style:family="text">
      <style:text-properties fo:color="#3333ff" officeooo:rsid="003e8a69"/>
    </style:style>
    <style:style style:name="T73" style:family="text">
      <style:text-properties fo:color="#3333ff" officeooo:rsid="0040e11b"/>
    </style:style>
    <style:style style:name="T74" style:family="text">
      <style:text-properties fo:color="#3333ff" style:text-line-through-style="none" style:text-line-through-type="none" style:text-position="0% 100%"/>
    </style:style>
    <style:style style:name="T75" style:family="text">
      <style:text-properties fo:color="#3333ff" style:text-line-through-style="none" style:text-line-through-type="none" style:text-position="0% 100%" officeooo:rsid="0040e11b"/>
    </style:style>
    <style:style style:name="T76" style:family="text">
      <style:text-properties fo:color="#3333ff" style:text-line-through-style="none" style:text-line-through-type="none" style:text-position="0% 100%" officeooo:rsid="001f65c9"/>
    </style:style>
    <style:style style:name="T77" style:family="text">
      <style:text-properties fo:color="#3333ff" style:text-line-through-style="none" style:text-line-through-type="none" style:text-position="0% 100%" officeooo:rsid="0042d81b"/>
    </style:style>
    <style:style style:name="T78" style:family="text">
      <style:text-properties fo:color="#3333ff" style:text-line-through-style="none" style:text-line-through-type="none" style:text-position="0% 100%" officeooo:rsid="00433145"/>
    </style:style>
    <style:style style:name="T79" style:family="text">
      <style:text-properties fo:color="#3333ff" style:text-line-through-style="none" style:text-line-through-type="none" style:text-position="super 58%" officeooo:rsid="001f65c9"/>
    </style:style>
    <style:style style:name="T80" style:family="text">
      <style:text-properties officeooo:rsid="002729e5"/>
    </style:style>
    <style:style style:name="T81" style:family="text">
      <style:text-properties officeooo:rsid="002beb3c"/>
    </style:style>
    <style:style style:name="T82" style:family="text">
      <style:text-properties officeooo:rsid="002e4204"/>
    </style:style>
    <style:style style:name="T83" style:family="text">
      <style:text-properties officeooo:rsid="002fe58c"/>
    </style:style>
    <style:style style:name="T84" style:family="text">
      <style:text-properties officeooo:rsid="003e8a69"/>
    </style:style>
    <style:style style:name="T85" style:family="text">
      <style:text-properties officeooo:rsid="003fc443"/>
    </style:style>
    <style:style style:name="T86" style:family="text">
      <style:text-properties officeooo:rsid="0040e11b"/>
    </style:style>
    <style:style style:name="T87" style:family="text">
      <style:text-properties officeooo:rsid="00433145"/>
    </style:style>
    <style:style style:name="T88" style:family="text">
      <style:text-properties fo:color="#ff66ff"/>
    </style:style>
    <style:style style:name="T89" style:family="text">
      <style:text-properties fo:color="#ff66ff" style:text-position="0% 100%"/>
    </style:style>
    <style:style style:name="T90" style:family="text">
      <style:text-properties fo:color="#ff66ff" style:text-position="super 58%"/>
    </style:style>
    <style:style style:name="T91" style:family="text">
      <style:text-properties fo:color="#9933ff"/>
    </style:style>
    <style:style style:name="T92" style:family="text">
      <style:text-properties fo:color="#9933ff" style:text-position="0% 100%"/>
    </style:style>
    <style:style style:name="T93" style:family="text">
      <style:text-properties fo:color="#9933ff" style:text-position="0% 100%" officeooo:rsid="001ca011"/>
    </style:style>
    <style:style style:name="T94" style:family="text">
      <style:text-properties fo:color="#9933ff" style:text-position="0% 100%" officeooo:rsid="0027f170"/>
    </style:style>
    <style:style style:name="T95" style:family="text">
      <style:text-properties fo:color="#9933ff" style:text-position="0% 100%" officeooo:rsid="001cab7e"/>
    </style:style>
    <style:style style:name="T96" style:family="text">
      <style:text-properties fo:color="#9933ff" style:text-position="0% 100%" officeooo:rsid="001e47dc"/>
    </style:style>
    <style:style style:name="T97" style:family="text">
      <style:text-properties fo:color="#9933ff" style:text-line-through-style="none" style:text-line-through-type="none" style:text-position="0% 100%" officeooo:rsid="001f65c9"/>
    </style:style>
    <style:style style:name="T98" style:family="text">
      <style:text-properties officeooo:rsid="004dca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8">1</text:span><text:span text:style-name="T90">er</text:span><text:span text:style-name="T89">.</text:span><text:span text:style-name="T10"><text:line-break/><text:line-break/>J'ai vû aujourdhui </text:span><text:span text:style-name="T54">S.M. Pol</text:span><text:span text:style-name="T10">. </text:span><text:span text:style-name="T55">l</text:span><text:span text:style-name="T54">a </text:span><text:span text:style-name="T55">c</text:span><text:span text:style-name="T54">omtesse<text:line-break/>de Stainville</text:span><text:span text:style-name="T10"> &amp;</text:span><text:span text:style-name="T7">a</text:span><text:span text:style-name="T10">. a dîné à </text:span><text:span text:style-name="T92">la Malg</text:span><text:span text:style-name="T10">.</text:span></text:p>
      <text:p text:style-name="P16"/>
      <text:p text:style-name="P1"><text:span text:style-name="T89">2</text:span><text:span text:style-name="T10"><text:line-break/><text:line-break/></text:span><text:span text:style-name="T54">Le Roy de P.</text:span><text:span text:style-name="T10"> vient à </text:span><text:span text:style-name="T92">Nancy</text:span><text:span text:style-name="T10"> à onze heures<text:line-break/>du matin et dîne à midi chès </text:span><text:span text:style-name="T54">M. le </text:span><text:span text:style-name="T55">c</text:span><text:span text:style-name="T54">omte<text:line-break/>de Stainville</text:span><text:span text:style-name="T10">, où il y avait une table de<text:line-break/>24 couverts la garde avoit pour la 1</text:span><text:span text:style-name="T5">re</text:span><text:span text:style-name="T10">. </text:span><text:span text:style-name="T34">f</text:span><text:span text:style-name="T10">ois, son habillemt neuf.. </text:span><text:span text:style-name="T34">O</text:span><text:span text:style-name="T10">n avoit posé une face<text:line-break/>de la décoration du feu d'artifice qui sera<text:line-break/>tiré autour de la </text:span><text:span text:style-name="T17">s</text:span><text:span text:style-name="T10">tatuë de L. XV le <text:line-break/></text:span><text:span text:style-name="T17">j</text:span><text:span text:style-name="T10">our de S</text:span><text:span text:style-name="T5">t</text:span><text:span text:style-name="T10">. Stanislas.</text:span></text:p>
      <text:p text:style-name="P1"><text:span text:style-name="T10">Assemblée particuliere de l'</text:span><text:span text:style-name="T17">A</text:span><text:span text:style-name="T10">cademi</text:span><text:span text:style-name="T17">e</text:span><text:span text:style-name="T10">, où<text:line-break/>étoient </text:span><text:span text:style-name="T54">M</text:span><text:span text:style-name="T69">rs</text:span><text:span text:style-name="T54">. </text:span><text:span text:style-name="T55">d</text:span><text:span text:style-name="T54">u Rouvroi</text:span><text:span text:style-name="T10">, </text:span><text:span text:style-name="T54">de Sivry</text:span><text:span text:style-name="T10">, </text:span><text:span text:style-name="T54">de<text:line-break/>Solignac</text:span><text:span text:style-name="T10">, </text:span><text:span text:style-name="T54">P. Leslie</text:span><text:span text:style-name="T10">, </text:span><text:span text:style-name="T54">abbé de Tervenus</text:span><text:span text:style-name="T10">, </text:span><text:span text:style-name="T55">A</text:span><text:span text:style-name="T54">ndré</text:span><text:span text:style-name="T10"><text:line-break/></text:span><text:span text:style-name="T54">Thibault</text:span><text:span text:style-name="T10">, </text:span><text:span text:style-name="T54">Bagard</text:span><text:span text:style-name="T10">, </text:span><text:span text:style-name="T54">Durival l'ainé</text:span><text:span text:style-name="T10">, </text:span><text:span text:style-name="T54">Durival<text:line-break/>cadet</text:span><text:span text:style-name="T10">, </text:span><text:span text:style-name="T54">de Nic</text:span><text:span text:style-name="T55">é</text:span><text:span text:style-name="T54">ville</text:span><text:span text:style-name="T10">.</text:span></text:p>
      <text:p text:style-name="P1"><text:span text:style-name="T54">M. de Solignac</text:span><text:span text:style-name="T10"> a lû ce qui a été écrit<text:line-break/>de la </text:span><text:span text:style-name="T18">s</text:span><text:span text:style-name="T10">éance du 17 avril, où on avoit<text:line-break/>refusé d'admettre le </text:span><text:span text:style-name="T54">S. </text:span><text:span text:style-name="T56">V</text:span><text:span text:style-name="T54">riot</text:span><text:span text:style-name="T10">, parcequ'il<text:line-break/>avoit été comédien. </text:span><text:span text:style-name="T54">M du Rouvroi</text:span><text:span text:style-name="T10"> le<text:line-break/>discours q</text:span><text:span text:style-name="T5">l</text:span><text:span text:style-name="T10">. prononcera comme Directeur<text:line-break/>le jour de S. Stanislas. </text:span><text:span text:style-name="T54">Le P. Leslie</text:span><text:span text:style-name="T10"> a lû<text:line-break/>le </text:span><text:span text:style-name="T18">d</text:span><text:span text:style-name="T10">iscours de reception de </text:span><text:span text:style-name="T54">M. l'abbé Millot</text:span><text:span text:style-name="T10"><text:line-break/>un academicien de </text:span><text:span text:style-name="T92">Lyon</text:span><text:span text:style-name="T10">, couronné par plus</text:span><text:span text:style-name="T5">s</text:span><text:span text:style-name="T10">.<text:line-break/>Academies. </text:span><text:span text:style-name="T54">M. de Solignac</text:span><text:span text:style-name="T10"> l'</text:span><text:span text:style-name="T18">é</text:span><text:span text:style-name="T10">loge de feu<text:line-break/></text:span><text:span text:style-name="T54">M. henry</text:span><text:span text:style-name="T10"> P</text:span><text:span text:style-name="T5">r</text:span><text:span text:style-name="T10">. </text:span><text:span text:style-name="T18">d</text:span><text:span text:style-name="T10">u </text:span><text:span text:style-name="T18">r</text:span><text:span text:style-name="T10">oy à </text:span><text:span text:style-name="T92">Toul</text:span><text:span text:style-name="T10">, academicien<text:line-break/>on a déterminé que la </text:span><text:span text:style-name="T18">s</text:span><text:span text:style-name="T10">éance publique<text:line-break/>commenceroit par la lecture de cet ouvrage</text:span></text:p>
      <text:p text:style-name="P28">79</text:p>
      <text:p text:style-name="P2"><text:span text:style-name="T19">q</text:span><text:span text:style-name="T10">u'ensuite </text:span><text:span text:style-name="T54">M. Bagard</text:span><text:span text:style-name="T10"> liroit ce qu'il a fait<text:line-break/>sur le</text:span><text:span text:style-name="T19">s</text:span><text:span text:style-name="T10"> </text:span><text:span text:style-name="T19">e</text:span><text:span text:style-name="T10">aux de </text:span><text:span text:style-name="T92">Luxeuil</text:span><text:span text:style-name="T10">. Puis le </text:span><text:span text:style-name="T19">d</text:span><text:span text:style-name="T10">iscours<text:line-break/>de </text:span><text:span text:style-name="T54">M. l'abbé Millot</text:span><text:span text:style-name="T10">, après </text:span><text:span text:style-name="T54">M. </text:span><text:span text:style-name="T57">d</text:span><text:span text:style-name="T54">u Rouvrois</text:span><text:span text:style-name="T10"><text:line-break/></text:span><text:span text:style-name="T11">prononceroit le </text:span><text:span text:style-name="T19">s</text:span><text:span text:style-name="T11">ien. On avoit renouvellé<text:line-break/>la prétention que les academiciens qui sont<text:line-break/>de </text:span><text:span text:style-name="T93">Nancy</text:span><text:span text:style-name="T11"> viendroient à l'</text:span><text:span text:style-name="T19">A</text:span><text:span text:style-name="T11">cademie et<text:line-break/>travailleroient, ou seroient rayés du tableau<text:line-break/>mais on s'en est tenu à ce qui avoit été<text:line-break/>réglé auparavant, en faveur de la liberté.<text:line-break/></text:span><text:span text:style-name="T58">M. </text:span><text:span text:style-name="T57">l</text:span><text:span text:style-name="T58">e Bas</text:span><text:span text:style-name="T11">, qui a écrit en faveur des<text:line-break/>naissances tardives a été proposé pour<text:line-break/>academicien associé, sur quoi j'ai representé<text:line-break/>l'abus d'admettre à l'</text:span><text:span text:style-name="T20">A</text:span><text:span text:style-name="T11">cademie tous ceux qui<text:line-break/>feroient imprimer &amp;</text:span><text:span text:style-name="T8">a</text:span><text:span text:style-name="T11">.</text:span></text:p>
      <text:p text:style-name="P17"/>
      <text:p text:style-name="P3"><text:span text:style-name="T89">5</text:span><text:span text:style-name="T10"><text:line-break/><text:line-break/></text:span><text:span text:style-name="T54">Le Roy de Pol.</text:span><text:span text:style-name="T10"> vient vers 3 h </text:span><text:span text:style-name="T5">1</text:span><text:span text:style-name="T10">/</text:span><text:span text:style-name="T39">2</text:span><text:span text:style-name="T10"> après midi<text:line-break/>voir </text:span><text:span text:style-name="T92">les casernes</text:span><text:span text:style-name="T10">. Il y avoit dans sa voiture<text:line-break/></text:span><text:span text:style-name="T54">M. le Chancelier</text:span><text:span text:style-name="T10">, </text:span><text:span text:style-name="T54">M. le </text:span><text:span text:style-name="T59">c</text:span><text:span text:style-name="T54">omte de Stainville</text:span><text:span text:style-name="T10"><text:line-break/>et </text:span><text:span text:style-name="T54">M. de Sommiervre</text:span><text:span text:style-name="T10">. Après avoir vû le plus<text:line-break/>près possible les bâtimens il est entré </text:span><text:span text:style-name="T92">au<text:line-break/>jardin de botanique</text:span><text:span text:style-name="T10">. On a beaucoup crié<text:line-break/></text:span><text:span text:style-name="T12">vive le Roy</text:span></text:p>
      <text:p text:style-name="P18"><text:span text:style-name="T80">H</text:span>ier mourrut<text:tab/><text:span text:style-name="T53">Mestivier</text:span>, fameux<text:line-break/>dans le controlle des actes</text:p>
      <text:p text:style-name="P18"/>
      <text:p text:style-name="P18"><text:span text:style-name="T88">6</text:span><text:line-break/><text:line-break/><text:span text:style-name="T53">Le roy</text:span> est parti aujourdhui de <text:span text:style-name="T91">la Malgrange</text:span><text:line-break/>après son dîner.</text:p>
      <text:p text:style-name="P11"><text:span text:style-name="T89">7</text:span><text:span text:style-name="T10"><text:line-break/><text:line-break/></text:span><text:span text:style-name="T54">Nanon</text:span><text:span text:style-name="T10">, ma concierge </text:span><text:span text:style-name="T92">d'</text:span><text:span text:style-name="T94">H</text:span><text:span text:style-name="T92">eillecourt</text:span><text:span text:style-name="T10">, qui<text:line-break/>va se marier, congédiée. Je lui ai payé<text:line-break/>les 4 mois </text:span><text:span text:style-name="T5">1</text:span><text:span text:style-name="T10">/</text:span><text:span text:style-name="T39">4</text:span><text:span text:style-name="T10"> de gages de cette année.</text:span></text:p>
      <text:p text:style-name="P18"/>
      <text:p text:style-name="P4"><text:span text:style-name="T89">8</text:span><text:span text:style-name="T10"><text:line-break/><text:line-break/>L'</text:span><text:span text:style-name="T21">A</text:span><text:span text:style-name="T10">cademie s'est assemblée à dix heures du<text:line-break/>matin chès </text:span><text:span text:style-name="T54">M. du Rouvrois</text:span><text:span text:style-name="T10"> P. </text:span><text:span text:style-name="T21">p</text:span><text:span text:style-name="T10">rés. </text:span><text:span text:style-name="T35">D</text:span><text:span text:style-name="T10">e là<text:line-break/>on est allé à la messe aux </text:span><text:span text:style-name="T21">C</text:span><text:span text:style-name="T10">ordeliers. Le </text:span><text:span text:style-name="T54">P.<text:line-break/>Gautier</text:span><text:span text:style-name="T10"> Jes. </text:span><text:span text:style-name="T21">a</text:span><text:span text:style-name="T10"> prononcé le </text:span><text:span text:style-name="T21">p</text:span><text:span text:style-name="T10">anegyrique de<text:line-break/>S. Stanislas. On est sorti à midi, et </text:span><text:span text:style-name="T54">M.<text:line-break/>le </text:span><text:span text:style-name="T60">p</text:span><text:span text:style-name="T54">remier</text:span><text:span text:style-name="T10"> a donné un grand dîner. À<text:line-break/>trois après midi l'assemblée publique dans<text:line-break/>le grand </text:span><text:span text:style-name="T35">s</text:span><text:span text:style-name="T10">alon de l'hotel de ville, où etoient<text:line-break/></text:span><text:span text:style-name="T54">M</text:span><text:span text:style-name="T69">rs</text:span><text:span text:style-name="T54">. </text:span><text:span text:style-name="T60">d</text:span><text:span text:style-name="T54">u Rouvrois, </text:span><text:span text:style-name="T60">d</text:span><text:span text:style-name="T54">irect</text:span><text:span text:style-name="T10">, </text:span><text:span text:style-name="T60">d</text:span><text:span text:style-name="T54">e Sivry, </text:span><text:span text:style-name="T60">s</text:span><text:span text:style-name="T54">ous</text:span><text:span text:style-name="T61">d</text:span><text:span text:style-name="T54">i</text:span><text:span text:style-name="T60">r</text:span><text:span text:style-name="T10">.<text:line-break/></text:span><text:span text:style-name="T61">d</text:span><text:span text:style-name="T54">e Solignac Sec</text:span><text:span text:style-name="T69">re</text:span><text:span text:style-name="T10">. </text:span><text:span text:style-name="T22">A</text:span><text:span text:style-name="T54">ndré</text:span><text:span text:style-name="T10">, </text:span><text:span text:style-name="T54">Tervenus</text:span><text:span text:style-name="T10">, </text:span><text:span text:style-name="T54">P. Leslie</text:span><text:span text:style-name="T10"><text:line-break/></text:span><text:span text:style-name="T54">P. </text:span><text:span text:style-name="T61">H</text:span><text:span text:style-name="T54">usson</text:span><text:span text:style-name="T10">, </text:span><text:span text:style-name="T54">Bagard</text:span><text:span text:style-name="T10">, </text:span><text:span text:style-name="T61">H</text:span><text:span text:style-name="T54">armant</text:span><text:span text:style-name="T10">, </text:span><text:span text:style-name="T54">Cupert</text:span><text:span text:style-name="T10">,<text:line-break/></text:span><text:span text:style-name="T54">de Beauchamp</text:span><text:span text:style-name="T10">, </text:span><text:span text:style-name="T54">de Sozzi</text:span><text:span text:style-name="T10">, </text:span><text:span text:style-name="T54">Plaid</text:span><text:span text:style-name="T10">,<text:line-break/></text:span><text:span text:style-name="T54">Durival l'ainé</text:span><text:span text:style-name="T10">.</text:span></text:p>
      <text:p text:style-name="P5"><text:span text:style-name="T54">M. de Solignac</text:span><text:span text:style-name="T10"> a ouvert la </text:span><text:span text:style-name="T22">s</text:span><text:span text:style-name="T10">éance par<text:line-break/>l'</text:span><text:span text:style-name="T22">é</text:span><text:span text:style-name="T10">loge de </text:span><text:span text:style-name="T54">M. henry</text:span><text:span text:style-name="T10"> P</text:span><text:span text:style-name="T5">r</text:span><text:span text:style-name="T10">. </text:span><text:span text:style-name="T22">d</text:span><text:span text:style-name="T10">u </text:span><text:span text:style-name="T22">r</text:span><text:span text:style-name="T10">oy à </text:span><text:span text:style-name="T92">Toul</text:span><text:span text:style-name="T10">,<text:line-break/>academicien mort au mois de </text:span><text:span text:style-name="T22">j</text:span><text:span text:style-name="T10">an</text:span><text:span text:style-name="T5">er</text:span><text:span text:style-name="T10">. dernier<text:line-break/>et qui avoit été reçu il y a un an le 8. mai.<text:line-break/>Ensuite le </text:span><text:span text:style-name="T54">S. Joseph Coster</text:span><text:span text:style-name="T10"> </text:span><text:span text:style-name="T14">dont la reception<text:line-break/>avoit été différée a enfin été reçu. Il a<text:line-break/>traité dans son discours des qualités qui font<text:line-break/>de bon citoyen. </text:span><text:span text:style-name="T62">M. de Sozzi</text:span><text:span text:style-name="T14"> a lû le discours<text:line-break/>de reception de </text:span><text:span text:style-name="T62">M. l'abbé Millot</text:span><text:span text:style-name="T14"> de l'acad.<text:line-break/>de </text:span><text:span text:style-name="T95">Lyon</text:span><text:span text:style-name="T14">, il y est traité, lequel est plus difficile<text:line-break/>d'éclairer les hommes qui de les </text:span><text:span text:style-name="T22">g</text:span><text:span text:style-name="T14">ouverner.<text:line-break/>La </text:span><text:span text:style-name="T23">s</text:span><text:span text:style-name="T14">eance a été terminée par un fort<text:line-break/>bon discours de </text:span><text:span text:style-name="T62">M. le Directeur</text:span><text:span text:style-name="T14">, où il a fait</text:span></text:p>
      <text:p text:style-name="P29">80</text:p>
      <text:p text:style-name="P19">entrer fort adroitement l'éloge du <text:span text:style-name="T71">r</text:span><text:span text:style-name="T53">oy de P.</text:span><text:line-break/>et parlé de <text:span text:style-name="T81">s</text:span>a derni<text:span text:style-name="T81">e</text:span>re fondation . Il n'a<text:line-break/>pû par faiblesse de poitrine lire que le commencem.<text:line-break/><text:span text:style-name="T81">L</text:span>a lecture a été faite par <text:span text:style-name="T53">M. de Sivry</text:span> qui<text:line-break/>etoit à côté de lui. Il y avoit beaucoup de<text:line-break/>monde, et en general la <text:span text:style-name="T81">s</text:span>éance a bien été.</text:p>
      <text:p text:style-name="P6"><text:span text:style-name="T10">L'usage etoit de faire un feu de joye chaque<text:line-break/>année le jour de S. Stanislas sur l</text:span><text:span text:style-name="T24">a</text:span><text:span text:style-name="T10"> place du<text:line-break/>marché de la ville neuve. Dès l'année dern</text:span><text:span text:style-name="T5">re</text:span><text:span text:style-name="T10">.<text:line-break/>l'hotel de ville prit la résolution de suprimer<text:line-break/>ce jeu de joye qui inquiétoit les proprietaires<text:line-break/>de maisons ; et de faire éxécuter en place<text:line-break/>un feu d'artifice </text:span><text:span text:style-name="T24">s</text:span><text:span text:style-name="T10">ur la place roïale.<text:line-break/>Ce qui a eu lieu pour la premiere fois cette<text:line-break/>année. Tout etoit préparé par une<text:line-break/>décoration de boiserie peinte par </text:span><text:span text:style-name="T54">Claudon</text:span><text:span text:style-name="T10"><text:line-break/>et qui ornoit en dedans de la grille les<text:line-break/>4 faces du pié d'estal de la </text:span><text:span text:style-name="T24">s</text:span><text:span text:style-name="T10">tatue de L. XV.<text:line-break/>Des transparans en bleu clair laissoient<text:line-break/>voir à jour les chiffres du </text:span><text:span text:style-name="T63">r</text:span><text:span text:style-name="T54">oy de Pologne</text:span><text:span text:style-name="T10"><text:line-break/>et ces mots : </text:span><text:span text:style-name="T12">vive Stanislas le bienfaisant</text:span><text:span text:style-name="T10">.<text:line-break/>Toutes les croisées de la place étoient<text:line-break/>remplies du plus beau monde, et la place<text:line-break/>de tout le peuple. À nuit fermée vers<text:line-break/>neuf heures du </text:span><text:span text:style-name="T36">s</text:span><text:span text:style-name="T10">oir, on fit faire un grand<text:line-break/>cercle à environ 25 pas de distance de la grille, et le </text:span><text:span text:style-name="T54">S. </text:span><text:span text:style-name="T63">F</text:span><text:span text:style-name="T54">rançois</text:span><text:span text:style-name="T10">, </text:span><text:span text:style-name="T24">c</text:span><text:span text:style-name="T10">on</text:span><text:span text:style-name="T5">er</text:span><text:span text:style-name="T10">. </text:span><text:span text:style-name="T24">e</text:span><text:span text:style-name="T10">n l'hotel<text:line-break/>de ville, qui a tout conduit, fit partir les <text:line-break/>artifices des 4 faces </text:span><text:span text:style-name="T24">s</text:span><text:span text:style-name="T10">uccessivement, ce qui<text:line-break/>dura un peu plus de demi-heure et fit</text:span></text:p>
      <text:p text:style-name="P12"><text:span text:style-name="T10">grand plaisir, la nuit fut assès noire,<text:line-break/>et l'air très calme et </text:span><text:span text:style-name="T25">s</text:span><text:span text:style-name="T10">an pluye. Le<text:line-break/></text:span><text:span text:style-name="T25">p</text:span><text:span text:style-name="T10">euple a crié </text:span><text:span text:style-name="T12">vive le </text:span><text:span text:style-name="T13">r</text:span><text:span text:style-name="T12">oy</text:span><text:span text:style-name="T10"> à differentes<text:line-break/>reprises et de bon cœur.</text:span></text:p>
      <text:p text:style-name="P6"><text:span text:style-name="T54">M. et M</text:span><text:span text:style-name="T69">e</text:span><text:span text:style-name="T54">. </text:span><text:span text:style-name="T64">d</text:span><text:span text:style-name="T54">e Stainville</text:span><text:span text:style-name="T10"> etoient partis<text:line-break/>de la ville pour </text:span><text:span text:style-name="T92">Lunéville</text:span><text:span text:style-name="T10">, où ils<text:line-break/>reviendront seulement demain.</text:span></text:p>
      <text:p text:style-name="P20"/>
      <text:p text:style-name="P6"><text:span text:style-name="T89">11</text:span><text:span text:style-name="T10"><text:line-break/><text:line-break/></text:span><text:span text:style-name="T54">Le </text:span><text:span text:style-name="T64">c</text:span><text:span text:style-name="T54">hevalier Taylor</text:span><text:span text:style-name="T10">, anglois, fameux </text:span><text:span text:style-name="T15">oculiste,<text:line-break/>a prononcé à 8 h. du soir dans la salle des<text:line-break/></text:span><text:span text:style-name="T37">r</text:span><text:span text:style-name="T15">edoute</text:span><text:span text:style-name="T25">s</text:span><text:span text:style-name="T15">, un discours sur son art, et à fait<text:line-break/>des démonstration</text:span><text:span text:style-name="T25">s</text:span><text:span text:style-name="T15"> </text:span><text:span text:style-name="T25">s</text:span><text:span text:style-name="T15">ur l'œil.</text:span></text:p>
      <text:p text:style-name="P21"/>
      <text:p text:style-name="P22"><text:span text:style-name="T88">12</text:span><text:line-break/><text:line-break/>Revûë à 8 h. du matin à la garenne, des<text:line-break/>4 brigades du corps des <text:span text:style-name="T82">g</text:span>renadiers de <text:span text:style-name="T82">F</text:span>rance,<text:line-break/>tous avec l'habillement neuf.</text:p>
      <text:p text:style-name="P22"/>
      <text:p text:style-name="P22"><text:span text:style-name="T88">13</text:span><text:line-break/><text:line-break/>Un gros chien enragé, <text:span text:style-name="T82">s</text:span>ans en être, en a mordu<text:line-break/>plusieurs dans <text:span text:style-name="T91">les ruës de Nancy</text:span> ce matin,<text:line-break/>et un <text:span text:style-name="T82">e</text:span>nfant de deux ans dans une allée ;<text:line-break/>Le <text:span text:style-name="T82">p</text:span>euple l'a poursuivi, un <text:span text:style-name="T82">g</text:span>renadier lui a<text:line-break/>donné un coup de sabre sur le dos</text:p>
      <text:p text:style-name="P22">Ordonnance de <text:span text:style-name="T83">p</text:span>olice de tenir pendant huit<text:line-break/>jours les chiens enfermés, de livrer ceux qui<text:line-break/>ont été mordus ou qui seroient soupçonnés au<text:line-break/>maitre des basses œuvres qui a ordre de faire<text:line-break/>ses tournées après l'avertissement.</text:p>
      <text:p text:style-name="P22"/>
      <text:p text:style-name="P7"><text:span text:style-name="T89">14</text:span><text:span text:style-name="T10"><text:line-break/><text:line-break/></text:span><text:span text:style-name="T26">O</text:span><text:span text:style-name="T10">n m'ecrit d'hier de </text:span><text:span text:style-name="T92">Lunéville</text:span><text:span text:style-name="T10"> : </text:span><text:span text:style-name="T54">M. Breffon</text:span><text:span text:style-name="T10"> (Sub</text:span><text:span text:style-name="T5">é</text:span><text:span text:style-name="T10">.<text:line-break/>à </text:span><text:span text:style-name="T92">Darney</text:span><text:span text:style-name="T10">) a des </text:span><text:span text:style-name="T26">l</text:span><text:span text:style-name="T10">ettres de reconnoissance de </text:span><text:span text:style-name="T26">n</text:span><text:span text:style-name="T10">oblesse.</text:span></text:p>
      <text:p text:style-name="P30">81</text:p>
      <text:p text:style-name="P22"><text:span text:style-name="T88">17</text:span><text:line-break/><text:line-break/>20 degrés de chaud après midi.</text:p>
      <text:p text:style-name="P22"/>
      <text:p text:style-name="P7"><text:span text:style-name="T89">20</text:span><text:span text:style-name="T10"><text:line-break/><text:line-break/></text:span><text:span text:style-name="T65">L</text:span><text:span text:style-name="T66">e maâl de Contade</text:span><text:span text:style-name="T16"> passe l'après midi allant<text:line-break/>à </text:span><text:span text:style-name="T96">Strasbourg</text:span><text:span text:style-name="T16">. </text:span><text:span text:style-name="T66">M. de Stainville</text:span><text:span text:style-name="T16"> avoit fait laisser<text:line-break/>la garde sous les armes jusques passé une heure.<text:line-break/>Il comptoit donner à diner au maréchal mais<text:line-break/>il ne s'est point arrêté et il ne se sont point vûs.<text:line-break/>Le soir arrivent </text:span><text:span text:style-name="T66">M. l'archevêque de Cambray</text:span><text:span text:style-name="T16">,<text:line-break/></text:span><text:span text:style-name="T66">mad. l'abbesse de S. Louis</text:span><text:span text:style-name="T16">, </text:span><text:span text:style-name="T66">M</text:span><text:span text:style-name="T70">rs</text:span><text:span text:style-name="T66">. </text:span><text:span text:style-name="T65">d</text:span><text:span text:style-name="T66">'</text:span><text:span text:style-name="T65">A</text:span><text:span text:style-name="T66">rmentieres</text:span><text:span text:style-name="T16">, </text:span><text:span text:style-name="T66">P</text:span><text:span text:style-name="T70">ce</text:span><text:span text:style-name="T66">.<text:line-break/>D'anhalt</text:span><text:span text:style-name="T16">, </text:span><text:span text:style-name="T66">de Chabot</text:span><text:span text:style-name="T16">.</text:span></text:p>
      <text:p text:style-name="P23"/>
      <text:p text:style-name="P8"><text:span text:style-name="T89">21</text:span><text:span text:style-name="T10"><text:line-break/><text:line-break/>À dix heures du matin les 4 brigades du<text:line-break/>corps des grenadiers de </text:span><text:span text:style-name="T27">F</text:span><text:span text:style-name="T10">rance etoient sur le<text:line-break/>pré, dans une meme ligne. On a exercé<text:line-break/>au feu, </text:span><text:span text:style-name="T54">le P</text:span><text:span text:style-name="T69">ce</text:span><text:span text:style-name="T54">. </text:span><text:span text:style-name="T67">d</text:span><text:span text:style-name="T54">uc des </text:span><text:span text:style-name="T67">D</text:span><text:span text:style-name="T54">eux Ponts</text:span><text:span text:style-name="T10">, est ar</text:span><text:span text:style-name="T27">r</text:span><text:span text:style-name="T10">ivé<text:line-break/>de </text:span><text:span text:style-name="T92">Lunéville</text:span><text:span text:style-name="T10"> allant à </text:span><text:span text:style-name="T92">Paris</text:span><text:span text:style-name="T10"> et a été présent<text:line-break/>jusqu'à la fin, c'est lui qu'on a </text:span><text:span text:style-name="T38">s</text:span><text:span text:style-name="T10">alüé en<text:line-break/>défilant. On a d'abord tiré par compagnie<text:line-break/>par deux, par trois compagnies, par<text:line-break/>brigade ; ensuite le fin de </text:span><text:span text:style-name="T28">b</text:span><text:span text:style-name="T10">illaude. Tout<text:line-break/>etoit fini à onze heures et demie. Le tems<text:line-break/>etoit clair et le vent un peu à l'Est.</text:span></text:p>
      <text:p text:style-name="P24"/>
      <text:p text:style-name="P8"><text:span text:style-name="T89">22</text:span><text:span text:style-name="T10"><text:line-break/><text:line-break/></text:span><text:span text:style-name="T38">A</text:span><text:span text:style-name="T10">ssemblée particulière de l'</text:span><text:span text:style-name="T29">A</text:span><text:span text:style-name="T10">cademie, où etoient<text:line-break/></text:span><text:span text:style-name="T54">M</text:span><text:span text:style-name="T69">r</text:span><text:span text:style-name="T54">. </text:span><text:span text:style-name="T68">d</text:span><text:span text:style-name="T54">u Rouvrois</text:span><text:span text:style-name="T10">, </text:span><text:span text:style-name="T54">de Sivry</text:span><text:span text:style-name="T10">, </text:span><text:span text:style-name="T54">de Solignac</text:span><text:span text:style-name="T10">, </text:span><text:span text:style-name="T54">de<text:line-break/>Tervenus</text:span><text:span text:style-name="T10">, </text:span><text:span text:style-name="T68">A</text:span><text:span text:style-name="T54">ndré</text:span><text:span text:style-name="T10">, </text:span><text:span text:style-name="T54">Durival lainé</text:span><text:span text:style-name="T10">, et pour<text:line-break/>la premiere fois </text:span><text:span text:style-name="T54">M. Coster</text:span><text:span text:style-name="T10">. </text:span><text:span text:style-name="T54">M. </text:span><text:span text:style-name="T68">d</text:span><text:span text:style-name="T54">u Rouvrois</text:span><text:span text:style-name="T10"><text:line-break/></text:span><text:span text:style-name="T29">d</text:span><text:span text:style-name="T10">irecteur a lû une lettre ecrite à l'</text:span><text:span text:style-name="T29">A</text:span><text:span text:style-name="T10">cademie<text:line-break/>par </text:span><text:span text:style-name="T54">M. de Laverdy</text:span><text:span text:style-name="T10">, contr. g</text:span><text:span text:style-name="T5">l.</text:span><text:span text:style-name="T10">. pour inviter</text:span></text:p>
      <text:p text:style-name="P13"><text:span text:style-name="T10">l'</text:span><text:span text:style-name="T30">A</text:span><text:span text:style-name="T10">cademie à concourir au succès du </text:span><text:span text:style-name="T30">j</text:span><text:span text:style-name="T10">ournal<text:line-break/>de </text:span><text:span text:style-name="T30">c</text:span><text:span text:style-name="T10">ommerce (ou </text:span><text:span text:style-name="T30">g</text:span><text:span text:style-name="T10">azette.) et de lui faire part<text:line-break/>directement de toutes les lumieres qui lui<text:line-break/>viendroient là dessus ; surquoi </text:span><text:span text:style-name="T54">M. Coster</text:span><text:span text:style-name="T10"> s'est<text:line-break/>engagé de lire chaque quinzaine à l'</text:span><text:span text:style-name="T30">A</text:span><text:span text:style-name="T10">cademie<text:line-break/>quelque chose </text:span><text:span text:style-name="T30">s</text:span><text:span text:style-name="T10">ur cet objet. Le reste de la<text:line-break/></text:span><text:span text:style-name="T30">s</text:span><text:span text:style-name="T10">eance a été employé à differens raisonnem</text:span><text:span text:style-name="T5">t</text:span><text:span text:style-name="T6">s</text:span><text:span text:style-name="T10"><text:line-break/></text:span><text:span text:style-name="T30">s</text:span><text:span text:style-name="T10">ur l'agriculture &amp;</text:span><text:span text:style-name="T9">a</text:span><text:span text:style-name="T10">.</text:span></text:p>
      <text:p text:style-name="P24"/>
      <text:p text:style-name="P9"><text:span text:style-name="T89">24</text:span><text:span text:style-name="T10"><text:line-break/><text:line-break/>Grande rumeur parmi les </text:span><text:span text:style-name="T31">g</text:span><text:span text:style-name="T10">renadiers, à<text:line-break/>l'occasion de 3</text:span><text:span text:style-name="T5">#</text:span><text:span text:style-name="T10">. 10</text:span><text:span text:style-name="T5">S</text:span><text:span text:style-name="T10">. </text:span><text:span text:style-name="T32">q</text:span><text:span text:style-name="T10">u'on vouloit leur retenir </text:span><text:span text:style-name="T32">s</text:span><text:span text:style-name="T10">ur<text:line-break/>leur </text:span><text:span text:style-name="T32">d</text:span><text:span text:style-name="T10">écompte ; menaces, </text:span><text:span text:style-name="T32">l</text:span><text:span text:style-name="T10">ett</text:span><text:span text:style-name="T32">r</text:span><text:span text:style-name="T10">e insolente écrite<text:line-break/>à </text:span><text:span text:style-name="T54">M. de Stainville</text:span><text:span text:style-name="T10"> qu'ils ont plus d'amis que lui<text:line-break/>à la Cour de </text:span><text:span text:style-name="T32">F</text:span><text:span text:style-name="T5">ce</text:span><text:span text:style-name="T10">. Ils avoient mis à quelques<text:line-break/>casernes, </text:span><text:span text:style-name="T12">maison à louer</text:span><text:span text:style-name="T10">, et le coup de la<text:line-break/>retraite etoit pour eux le </text:span><text:span text:style-name="T33">s</text:span><text:span text:style-name="T10">ignal de la générale.<text:line-break/>La retenuë n'a pas eu lieu.</text:span></text:p>
      <text:p text:style-name="P25"/>
      <text:p text:style-name="P25"><text:span text:style-name="T88">25</text:span><text:line-break/><text:line-break/>J'ai diné chès <text:span text:style-name="T53">M. </text:span><text:span text:style-name="T72">l</text:span><text:span text:style-name="T53">'Eveque de Toul</text:span> à <text:span text:style-name="T84">s</text:span>a maison<text:line-break/>de <text:span text:style-name="T91">Nancy</text:span>.</text:p>
      <text:p text:style-name="P9"><text:span text:style-name="T10">Il a plu la nuit </text:span><text:span text:style-name="T40">derniere</text:span><text:span text:style-name="T41"> du 23 au 24 après une assès longue<text:line-break/></text:span><text:span text:style-name="T50">s</text:span><text:span text:style-name="T41">echeresse, qui faisoit </text:span><text:span text:style-name="T44">s</text:span><text:span text:style-name="T41">ouffrir les prés.</text:span></text:p>
      <text:p text:style-name="P26"/>
      <text:p text:style-name="P26"><text:span text:style-name="T88">26</text:span><text:line-break/><text:line-break/><text:span text:style-name="T84">A</text:span>ujourd<text:span text:style-name="T84">'</text:span>hui, fête de la Pentecôte, <text:span text:style-name="T53">M. l'abbé<text:line-break/>de Mareil</text:span>, a été Sacré Evêque de Sion,<text:line-break/>par <text:span text:style-name="T53">M. l'archevêque de Besançon</text:span>, <text:span text:style-name="T53">M. l'Eveque<text:line-break/>de Mets</text:span>, et <text:span text:style-name="T53">le Suffragant de Besançon</text:span>, dans<text:line-break/>la Chapelle du <text:span text:style-name="T85">r</text:span>oy à <text:span text:style-name="T91">Lunéville</text:span>, avec<text:line-break/>beaucoup d'eclat et un grand concours<text:line-break/>de <text:span text:style-name="T85">s</text:span>pectateurs, qui <text:span text:style-name="T85">s</text:span>'y etoient rendus de<text:line-break/>toutes parts et de tous Etats.</text:p>
      <text:p text:style-name="P31">82</text:p>
      <text:p text:style-name="P26"><text:span text:style-name="T88">27</text:span><text:line-break/><text:line-break/><text:span text:style-name="T53">Le </text:span><text:span text:style-name="T73">c</text:span><text:span text:style-name="T53">ardinal de Choiseul</text:span> vient à <text:span text:style-name="T91">Nancy</text:span>.</text:p>
      <text:p text:style-name="P26"/>
      <text:p text:style-name="P26"><text:span text:style-name="T88">28</text:span><text:line-break/><text:line-break/><text:span text:style-name="T53">M. de Sion</text:span> et <text:span text:style-name="T53">M. l'Intendant</text:span> <text:span text:style-name="T86">s</text:span>on neveu<text:line-break/>y arrivent l'après midi.</text:p>
      <text:p text:style-name="P26"/>
      <text:p text:style-name="P26"><text:span text:style-name="T88">29</text:span><text:line-break/><text:line-break/><text:span text:style-name="T53">M. de Sion</text:span> part pour Mets. <text:span text:style-name="T53">M. le Pelletier<text:line-break/>de Beauprés</text:span> passe et voir <text:span text:style-name="T53">M. l'Intendant</text:span>.<text:line-break/>Peu après passe aussi <text:span text:style-name="T53">M. de Blair</text:span><text:line-break/>nouvel <text:span text:style-name="T98">i</text:span>ntendant de <text:span text:style-name="T91">Strasbourg</text:span>.</text:p>
      <text:p text:style-name="P10"><text:span text:style-name="T41">Assemblée particuliere de l'</text:span><text:span text:style-name="T45">A</text:span><text:span text:style-name="T41">cademie pour<text:line-break/>examiner un ouvrage imprimé chès </text:span><text:span text:style-name="T74">le Seure</text:span><text:span text:style-name="T41">,<text:line-break/>sous le tît</text:span><text:span text:style-name="T45">r</text:span><text:span text:style-name="T41">e de </text:span><text:span text:style-name="T42">Recueil sur diverses matieres</text:span><text:span text:style-name="T41">.<text:line-break/></text:span><text:span text:style-name="T74">M. de Solignac</text:span><text:span text:style-name="T41"> l'avoit adressé à </text:span><text:span text:style-name="T74">M. </text:span><text:span text:style-name="T75">d</text:span><text:span text:style-name="T74">u Rouvrois</text:span><text:span text:style-name="T41"><text:line-break/>comme l'ouvrage d'un jeune homme qui avoit<text:line-break/>des talens et le desir d'etre de l'</text:span><text:span text:style-name="T46">A</text:span><text:span text:style-name="T41">cademie. On<text:line-break/>n'a pas été longtems </text:span><text:span text:style-name="T46">s</text:span><text:span text:style-name="T41">ans reconn</text:span><text:span text:style-name="T43">oître dans ce<text:line-break/>pretendu </text:span><text:span text:style-name="T46">j</text:span><text:span text:style-name="T43">eune homme </text:span><text:span text:style-name="T76">un </text:span><text:span text:style-name="T77">r</text:span><text:span text:style-name="T76">oy de 88 ans</text:span><text:span text:style-name="T43">.<text:line-break/>Il y avoit à l'assemblée </text:span><text:span text:style-name="T76">M</text:span><text:span text:style-name="T79">rs</text:span><text:span text:style-name="T76">. </text:span><text:span text:style-name="T78">d</text:span><text:span text:style-name="T76">u Rouvrois</text:span><text:span text:style-name="T43">,<text:line-break/></text:span><text:span text:style-name="T76">de Sivry</text:span><text:span text:style-name="T43">, </text:span><text:span text:style-name="T76">Thibault</text:span><text:span text:style-name="T43">, </text:span><text:span text:style-name="T76">Eveque de touls</text:span><text:span text:style-name="T43">, </text:span><text:span text:style-name="T78">d</text:span><text:span text:style-name="T76">e Niceville</text:span><text:span text:style-name="T43"><text:line-break/></text:span><text:span text:style-name="T76">Bagard</text:span><text:span text:style-name="T43">, </text:span><text:span text:style-name="T78">H</text:span><text:span text:style-name="T76">armant</text:span><text:span text:style-name="T43">, </text:span><text:span text:style-name="T76">Cupert</text:span><text:span text:style-name="T43">, </text:span><text:span text:style-name="T76">Durival l'ainé</text:span><text:span text:style-name="T43">, <text:line-break/></text:span><text:span text:style-name="T78">A</text:span><text:span text:style-name="T76">ndre</text:span><text:span text:style-name="T43">, </text:span><text:span text:style-name="T76">PP. Leslie</text:span><text:span text:style-name="T43"> et </text:span><text:span text:style-name="T78">H</text:span><text:span text:style-name="T76">usson</text:span><text:span text:style-name="T43">, </text:span><text:span text:style-name="T76">Coster</text:span></text:p>
      <text:p text:style-name="P27">J'ai été obligé de quitter aprés la lecture de<text:line-break/>quelques <text:span text:style-name="T87">c</text:span>hapitres pour aller à l'étuve des<text:line-break/>blés. J'y ai verifié que le magasin de<text:line-break/>conservation a 6 pi. 1 po. <text:span text:style-name="T87">d</text:span>e h<text:span text:style-name="T87">a</text:span>uteur, sur<text:line-break/>sept piés de large dans un sens, et 5 pi. 6 po.<text:line-break/><text:span text:style-name="T87">d</text:span>ans l'autre.</text:p>
      <text:p text:style-name="P10"><text:span text:style-name="T43">3 resaux de blés tirés du magasin de la<text:line-break/></text:span><text:span text:style-name="T47">p</text:span><text:span text:style-name="T43">oissonnerie pesoient chacun 180</text:span><text:span text:style-name="T51">L</text:span><text:span text:style-name="T43">. </text:span><text:span text:style-name="T47">d</text:span><text:span text:style-name="T43">éduction,</text:span></text:p>
      <text:p text:style-name="P14"><text:span text:style-name="T43">faite du poids des </text:span><text:span text:style-name="T47">s</text:span><text:span text:style-name="T43">acs. Les 3 mesurés,<text:line-break/>dans un bichet d'un pié cube ont donné<text:line-break/>10 pi </text:span><text:span text:style-name="T51">1</text:span><text:span text:style-name="T43">/</text:span><text:span text:style-name="T52">2</text:span><text:span text:style-name="T43"> en sorte que le resal de </text:span><text:span text:style-name="T97">Nancy</text:span><text:span text:style-name="T43"> a<text:line-break/>trois piés et demi cubes.</text:span></text:p>
      <text:p text:style-name="P10"><text:span text:style-name="T43">Hier mourut le </text:span><text:span text:style-name="T76">S. Mengin </text:span><text:span text:style-name="T78">A</text:span><text:span text:style-name="T76">rnould</text:span><text:span text:style-name="T43">,<text:line-break/>chancelier, Cap</text:span><text:span text:style-name="T51">e</text:span><text:span text:style-name="T43">. </text:span><text:span text:style-name="T47">d</text:span><text:span text:style-name="T43">e </text:span><text:span text:style-name="T47">l</text:span><text:span text:style-name="T43">a </text:span><text:span text:style-name="T48">m</text:span><text:span text:style-name="T43">ilice bourgeoise.<text:line-break/></text:span><text:span text:style-name="T76">M. de Stainville</text:span><text:span text:style-name="T43"> n'a pas voulu permettre<text:line-break/>qu'on lui rendit les honneurs militaires suiv</text:span><text:span text:style-name="T51">t</text:span><text:span text:style-name="T43">.<text:line-break/></text:span><text:span text:style-name="T48">l</text:span><text:span text:style-name="T43">'usage.</text:span></text:p>
      <text:p text:style-name="P10"><text:span text:style-name="T43">Hier matin il deserta deux grenadiers ;<text:line-break/>cette nuit autant. Le mécontentem</text:span><text:span text:style-name="T51">t</text:span><text:span text:style-name="T43">. </text:span><text:span text:style-name="T49">s</text:span><text:span text:style-name="T43">ubsiste,<text:line-break/>toute la maréchaussée et plusieurs détachemens<text:line-break/>sont aux environs et le tout en vain.</text:span></text:p>
      <text:p text:style-name="P27"/>
      <text:p text:style-name="P27"><text:span text:style-name="T88">30</text:span><text:line-break/><text:line-break/><text:span text:style-name="T53">M. l'Intendant</text:span> part pour <text:span text:style-name="T91">Neuviller</text:span>, après<text:line-break/>avoir vû mettre le blé à l'étuve, et visité<text:line-break/><text:span text:style-name="T91">les casernes</text:span>. On pose les bois de toiture<text:line-break/>d'un pavillon. On maçonne à la fois aux<text:line-break/>deux aîles, et on commence à éléver les<text:line-break/>corniches du corps du milieu.</text:p>
      <text:p text:style-name="P27">On a poussé la chaleur jusqu'à 40 degrés<text:line-break/>à l'étuve de Duham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2309be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210a1d"/>
    </style:style>
    <style:style style:name="MT4" style:family="text">
      <style:text-properties fo:text-transform="lowercase" officeooo:rsid="001ff0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 du mois.<text:tab/><text:span text:style-name="MT1">mois d</text:span><text:span text:style-name="MT2">e </text:span><text:span text:style-name="MT3">m</text:span><text:span text:style-name="MT2">a</text:span><text:span text:style-name="MT4">y</text:span><text:tab/>176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1:15:49.531738000</meta:creation-date>
    <dc:date>2016-01-27T17:57:08.663055000</dc:date>
    <meta:editing-duration>PT1H26M25S</meta:editing-duration>
    <meta:editing-cycles>45</meta:editing-cycles>
    <meta:generator>LibreOffice/5.0.4.2$MacOSX_X86_64 LibreOffice_project/2b9802c1994aa0b7dc6079e128979269cf95bc78</meta:generator>
    <meta:document-statistic meta:table-count="0" meta:image-count="0" meta:object-count="0" meta:page-count="9" meta:paragraph-count="45" meta:word-count="1832" meta:character-count="9870" meta:non-whitespace-character-count="8059"/>
  </office:meta>
</office:document-meta>
</file>